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Πίνακας2" style:family="table">
      <style:table-properties style:width="16.189cm" fo:margin-left="1.905cm" fo:margin-right="4.976cm" table:align="margins"/>
    </style:style>
    <style:style style:name="Πίνακας2.A" style:family="table-column">
      <style:table-column-properties style:column-width="0.279cm" style:rel-column-width="1130*"/>
    </style:style>
    <style:style style:name="Πίνακας2.B" style:family="table-column">
      <style:table-column-properties style:column-width="15.91cm" style:rel-column-width="64405*"/>
    </style:style>
    <style:style style:name="Πίνακας2.A1" style:family="table-cell">
      <style:table-cell-properties style:vertical-align="middle"/>
    </style:style>
    <style:style style:name="Πίνακας3" style:family="table">
      <style:table-properties style:width="8.807cm" fo:margin-left="1.905cm" fo:margin-right="12.358cm" table:align="margins"/>
    </style:style>
    <style:style style:name="Πίνακας3.A" style:family="table-column">
      <style:table-column-properties style:column-width="0.238cm" style:rel-column-width="1768*"/>
    </style:style>
    <style:style style:name="Πίνακας3.B" style:family="table-column">
      <style:table-column-properties style:column-width="8.569cm" style:rel-column-width="63767*"/>
    </style:style>
    <style:style style:name="Πίνακας3.A1" style:family="table-cell">
      <style:table-cell-properties style:vertical-align="middle"/>
    </style:style>
    <style:style style:name="Πίνακας4" style:family="table">
      <style:table-properties style:width="20.163cm" fo:margin-left="1.905cm" table:align="left"/>
    </style:style>
    <style:style style:name="Πίνακας4.A" style:family="table-column">
      <style:table-column-properties style:column-width="0.344cm"/>
    </style:style>
    <style:style style:name="Πίνακας4.B" style:family="table-column">
      <style:table-column-properties style:column-width="19.819cm"/>
    </style:style>
    <style:style style:name="Πίνακας4.A1" style:family="table-cell">
      <style:table-cell-properties style:vertical-align="middle"/>
    </style:style>
    <style:style style:name="Πίνακας5" style:family="table">
      <style:table-properties style:width="20.163cm" fo:margin-left="1.905cm" table:align="left"/>
    </style:style>
    <style:style style:name="Πίνακας5.A" style:family="table-column">
      <style:table-column-properties style:column-width="0.286cm"/>
    </style:style>
    <style:style style:name="Πίνακας5.B" style:family="table-column">
      <style:table-column-properties style:column-width="19.877cm"/>
    </style:style>
    <style:style style:name="Πίνακας5.A1" style:family="table-cell">
      <style:table-cell-properties style:vertical-align="middle"/>
    </style:style>
    <style:style style:name="Πίνακας6" style:family="table">
      <style:table-properties style:width="20.163cm" fo:margin-left="1.905cm" table:align="left"/>
    </style:style>
    <style:style style:name="Πίνακας6.A" style:family="table-column">
      <style:table-column-properties style:column-width="0.242cm"/>
    </style:style>
    <style:style style:name="Πίνακας6.B" style:family="table-column">
      <style:table-column-properties style:column-width="19.921cm"/>
    </style:style>
    <style:style style:name="Πίνακας6.A1" style:family="table-cell">
      <style:table-cell-properties style:vertical-align="middle"/>
    </style:style>
    <style:style style:name="Πίνακας7" style:family="table">
      <style:table-properties style:width="20.163cm" fo:margin-left="1.905cm" table:align="left"/>
    </style:style>
    <style:style style:name="Πίνακας7.A" style:family="table-column">
      <style:table-column-properties style:column-width="0.272cm"/>
    </style:style>
    <style:style style:name="Πίνακας7.B" style:family="table-column">
      <style:table-column-properties style:column-width="19.891cm"/>
    </style:style>
    <style:style style:name="Πίνακας7.A1" style:family="table-cell">
      <style:table-cell-properties style:vertical-align="middle"/>
    </style:style>
    <style:style style:name="Πίνακας8" style:family="table">
      <style:table-properties style:width="20.163cm" fo:margin-left="1.905cm" table:align="left"/>
    </style:style>
    <style:style style:name="Πίνακας8.A" style:family="table-column">
      <style:table-column-properties style:column-width="0.266cm"/>
    </style:style>
    <style:style style:name="Πίνακας8.B" style:family="table-column">
      <style:table-column-properties style:column-width="19.897cm"/>
    </style:style>
    <style:style style:name="Πίνακας8.A1" style:family="table-cell">
      <style:table-cell-properties style:vertical-align="middle"/>
    </style:style>
    <style:style style:name="Πίνακας9" style:family="table">
      <style:table-properties style:width="20.163cm" fo:margin-left="1.905cm" table:align="left"/>
    </style:style>
    <style:style style:name="Πίνακας9.A" style:family="table-column">
      <style:table-column-properties style:column-width="0.252cm"/>
    </style:style>
    <style:style style:name="Πίνακας9.B" style:family="table-column">
      <style:table-column-properties style:column-width="19.911cm"/>
    </style:style>
    <style:style style:name="Πίνακας9.A1" style:family="table-cell">
      <style:table-cell-properties style:vertical-align="middle"/>
    </style:style>
    <style:style style:name="Πίνακας10" style:family="table">
      <style:table-properties style:width="13.808cm" fo:margin-left="1.905cm" fo:margin-right="7.357cm" table:align="margins"/>
    </style:style>
    <style:style style:name="Πίνακας10.A" style:family="table-column">
      <style:table-column-properties style:column-width="0.229cm" style:rel-column-width="1087*"/>
    </style:style>
    <style:style style:name="Πίνακας10.B" style:family="table-column">
      <style:table-column-properties style:column-width="13.578cm" style:rel-column-width="64448*"/>
    </style:style>
    <style:style style:name="Πίνακας10.A1" style:family="table-cell">
      <style:table-cell-properties style:vertical-align="middle"/>
    </style:style>
    <style:style style:name="Πίνακας11" style:family="table">
      <style:table-properties style:width="13.093cm" fo:margin-left="1.905cm" fo:margin-right="8.072cm" table:align="margins"/>
    </style:style>
    <style:style style:name="Πίνακας11.A" style:family="table-column">
      <style:table-column-properties style:column-width="0.226cm" style:rel-column-width="1132*"/>
    </style:style>
    <style:style style:name="Πίνακας11.B" style:family="table-column">
      <style:table-column-properties style:column-width="12.868cm" style:rel-column-width="64403*"/>
    </style:style>
    <style:style style:name="Πίνακας11.A1" style:family="table-cell">
      <style:table-cell-properties style:vertical-align="middle"/>
    </style:style>
    <style:style style:name="Πίνακας12" style:family="table">
      <style:table-properties style:width="20.163cm" fo:margin-left="1.905cm" table:align="left"/>
    </style:style>
    <style:style style:name="Πίνακας12.A" style:family="table-column">
      <style:table-column-properties style:column-width="0.247cm"/>
    </style:style>
    <style:style style:name="Πίνακας12.B" style:family="table-column">
      <style:table-column-properties style:column-width="19.916cm"/>
    </style:style>
    <style:style style:name="Πίνακας12.A1" style:family="table-cell">
      <style:table-cell-properties style:vertical-align="middle"/>
    </style:style>
    <style:style style:name="Πίνακας13" style:family="table">
      <style:table-properties style:width="11.03cm" fo:margin-left="1.905cm" table:align="left"/>
    </style:style>
    <style:style style:name="Πίνακας13.A" style:family="table-column">
      <style:table-column-properties style:column-width="0.3cm"/>
    </style:style>
    <style:style style:name="Πίνακας13.B" style:family="table-column">
      <style:table-column-properties style:column-width="10.73cm"/>
    </style:style>
    <style:style style:name="Πίνακας13.A1" style:family="table-cell">
      <style:table-cell-properties style:vertical-align="middle"/>
    </style:style>
    <style:style style:name="Πίνακας14" style:family="table">
      <style:table-properties style:width="18.863cm" fo:margin-left="1.905cm" table:align="left"/>
    </style:style>
    <style:style style:name="Πίνακας14.A" style:family="table-column">
      <style:table-column-properties style:column-width="0.3cm"/>
    </style:style>
    <style:style style:name="Πίνακας14.B" style:family="table-column">
      <style:table-column-properties style:column-width="18.563cm"/>
    </style:style>
    <style:style style:name="Πίνακας14.A1" style:family="table-cell">
      <style:table-cell-properties style:vertical-align="middle"/>
    </style:style>
    <style:style style:name="Πίνακας15" style:family="table">
      <style:table-properties style:width="17.344cm" fo:margin-left="1.905cm" table:align="left"/>
    </style:style>
    <style:style style:name="Πίνακας15.A" style:family="table-column">
      <style:table-column-properties style:column-width="0.3cm"/>
    </style:style>
    <style:style style:name="Πίνακας15.B" style:family="table-column">
      <style:table-column-properties style:column-width="17.044cm"/>
    </style:style>
    <style:style style:name="Πίνακας15.A1" style:family="table-cell">
      <style:table-cell-properties style:vertical-align="middle"/>
    </style:style>
    <style:style style:name="Πίνακας16" style:family="table">
      <style:table-properties style:width="20.163cm" fo:margin-left="1.905cm" table:align="left"/>
    </style:style>
    <style:style style:name="Πίνακας16.A" style:family="table-column">
      <style:table-column-properties style:column-width="0.238cm"/>
    </style:style>
    <style:style style:name="Πίνακας16.B" style:family="table-column">
      <style:table-column-properties style:column-width="19.925cm"/>
    </style:style>
    <style:style style:name="Πίνακας16.A1" style:family="table-cell">
      <style:table-cell-properties style:vertical-align="middl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able_20_Contents">
      <style:paragraph-properties fo:margin-top="0cm" fo:margin-bottom="0cm" style:contextual-spacing="false"/>
    </style:style>
    <style:style style:name="P4" style:family="paragraph" style:parent-style-name="Text_20_body">
      <style:paragraph-properties fo:margin-left="1.058cm" fo:margin-right="0cm" fo:text-indent="0cm" style:auto-text-indent="false"/>
    </style:style>
    <style:style style:name="P5" style:family="paragraph" style:parent-style-name="Text_20_body">
      <style:paragraph-properties fo:margin-left="1.905cm" fo:margin-right="0cm" fo:margin-top="0cm" fo:margin-bottom="0cm" style:contextual-spacing="false" fo:text-indent="0cm" style:auto-text-indent="false"/>
    </style:style>
    <style:style style:name="P6" style:family="paragraph" style:parent-style-name="Text_20_body" style:master-page-name="HTML">
      <style:paragraph-properties style:page-number="auto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/>
    </style:style>
    <style:style style:name="T4" style:family="text">
      <style:text-properties fo:font-size="8.25pt"/>
    </style:style>
    <style:style style:name="T5" style:family="text">
      <style:text-properties fo:language="en" fo:country="US"/>
    </style:style>
    <style:style style:name="T6" style:family="text">
      <style:text-properties fo:language="el" fo:country="GR"/>
    </style:style>
    <style:style style:name="T7" style:family="text">
      <style:text-properties fo:color="#ff000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file:///../search" xlink:type="simple">
          <form:properties>
            <form:property form:property-name="PropertyChangeNotificationEnabled" office:value-type="boolean" office:boolean-value="true"/>
          </form:properties>
          <form:hidden form:name="cx" form:control-implementation="ooo:com.sun.star.form.component.HiddenControl" xml:id="control1" form:id="control1" form:value="009245469817848559060:r2g9otu_04y"/>
          <form:hidden form:name="cof" form:control-implementation="ooo:com.sun.star.form.component.HiddenControl" xml:id="control2" form:id="control2" form:value="FORID:10"/>
          <form:hidden form:name="ie" form:control-implementation="ooo:com.sun.star.form.component.HiddenControl" xml:id="control3" form:id="control3" form:value="UTF-8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office:annotation><dc:date>2014-07-18T13:54:35</dc:date><text:p>HTML: &lt;META HTTP-EQUIV="X-UA-Compatible" CONTENT="IE=edge,chrome=1"&gt;</text:p></office:annotation><office:annotation><dc:date>2014-07-18T13:54:35</dc:date><text:p>HTML: &lt;noscript&gt;</text:p></office:annotation><draw:frame draw:style-name="fr2" draw:name="Αντικείμενο1" text:anchor-type="as-char" svg:width="0.041cm" svg:height="0.041cm" draw:z-index="0"><draw:floating-frame xlink:href="smb://www.googletagmanager.com/ns.html%3Fid=GTM-P36SR9" xlink:type="simple" xlink:show="embed" xlink:actuate="onLoad"/></draw:frame><office:annotation><dc:date>2014-07-18T13:54:35</dc:date><text:p>HTML: &lt;/noscript&gt;</text:p></office:annotation></text:p>
      <text:section text:style-name="Sect1" text:name="main">
        <text:p text:style-name="Heading_20_1">Ευκαιρίες</text:p>
        <text:section text:style-name="Sect1" text:name="section_1">
          <text:h text:style-name="Heading_20_2" text:outline-level="2">Συνοπτική επισκόπηση</text:h>
          <text:p text:style-name="Text_20_body">Μπορείτε να χρησιμοποιήτε την επιλογή “Ευκαιρίες” για να δημιουργείτε και να διαχειρίζεστε ευκαιρίες πωλήσεων, πιθανούς πελάτες, καθώς και να ανατρέχετε στα σχετικά στοιχεία.</text:p>
          <text:p text:style-name="Text_20_body">Μια ευκαιρία καθορίζει το εκτιμώμενο ύψος μιας συμφωνίας πώλησης και αντιστοιχίζεται σε ένα στάδιο πωλήσεων. <text:s/>Ένα στάδιο πωλήσεων, όπως Qualification, Closed Won, or Closed Lost, προσδιορίζει πόσο κοντά βρίσκεστε στην πραγματοποίηση της πώλησης. Ο διαχειριστής ορίζει <text:span text:style-name="T7">(ΠΡΟΣΟΧΗ: Αυτό το τμήμα μεταφράσθηκε εκ παραδρομής. Η μετάφρασή του έχει ανατεθεί σε κάποιον άλλο συμμετέχοντα στο σεμινάριο. Το δικό μου τμήμα θα βρείτε στη συνέχεια του εγγράφου.)</text:span>The administrator defines and sets the sales stage depending upon the requirements in your organization. The estimated amount can vary depending on the sales stage.</text:p>
        </text:section>
        <text:section text:style-name="Sect1" text:name="section_3">
          <text:h text:style-name="Heading_20_2" text:outline-level="2">Δημιουργώντας ευκαιρίες</text:h>
          <text:p text:style-name="Text_20_body">Μπορείτε να δημιουργείτε “Ευκαιρίες” στο Sugar ή να τις εισάγετε σε αυτό είτε οριοθετώντας με κόμματα ή tab, είτε με χρήση προσαρμοσμένου οριοθετημένου αρχείου. Μπορείτε να δημιουργείτε ευκαιρίες όχι μόνο από την επιλογή “Ευκαιρίες”, αλλά και από τη σελίδα μετατροπής ευκαιρίας, καθώς και από τα εξής: λεπτομερής προβολή λογαριασμών, επαφές ή προσφορές.</text:p>
          <text:p text:style-name="P2">Για να δημιουργήσετε μια ευκαιρία</text:p>
          <table:table table:name="Πίνακας2" table:style-name="Πίνακας2">
            <table:table-column table:style-name="Πίνακας2.A"/>
            <table:table-column table:style-name="Πίνακας2.B"/>
            <table:table-row>
              <table:table-cell table:style-name="Πίνακας2.A1" office:value-type="string">
                <text:p text:style-name="P3">1.</text:p>
              </table:table-cell>
              <table:table-cell table:style-name="Πίνακας2.A1" office:value-type="string">
                <text:p text:style-name="P3">κέντα κλικ στο “Δημιουργία ευκαιρίας”<text:span text:style-name="T1"> </text:span>που βρίσκεται στη μπάρα ενεργειών στην καρτέλα ευκαιριών.</text:p>
              </table:table-cell>
            </table:table-row>
          </table:table>
          <text:p text:style-name="P5">Ή κέντα κλικ στο “Δημιουργία εικονιδίου” σε οποιαδήποτε σελίδα της επιλογής “Ευκαιρίες”.</text:p>
          <table:table table:name="Πίνακας3" table:style-name="Πίνακας3">
            <table:table-column table:style-name="Πίνακας3.A"/>
            <table:table-column table:style-name="Πίνακας3.B"/>
            <table:table-row>
              <table:table-cell table:style-name="Πίνακας3.A1" office:value-type="string">
                <text:p text:style-name="P3">2.</text:p>
              </table:table-cell>
              <table:table-cell table:style-name="Πίνακας3.A1" office:value-type="string">
                <text:p text:style-name="P3">Ειγάγετε τις ακόλουθες πληροφορίες στη σελίδα Δημιουργία (ευκαιρίας):</text:p>
              </table:table-cell>
            </table:table-row>
          </table:table>
          <text:p text:style-name="P5"><text:span text:style-name="T1">Ευκαιρία, Όνομα</text:span>. Εισάγετε ένα όνομα για την ευκαιρία.</text:p>
          <text:p text:style-name="P2"><text:span text:style-name="T1">Όνομα λογαριασμού</text:span>. Εισαγάγετε το όνομα το λογαριασμού που συνδέεται με την ευκαιρία. Για να επιλέξετε από τη λίστα, κέντα κλικ στο “Επιλογή”.</text:p>
          <text:p text:style-name="P2"><text:span text:style-name="T1">Νόμισμα.</text:span> Επιλέξτε το νόμισμα που χρησιμοποιείτε από τη λίστα.</text:p>
          <text:p text:style-name="P2"><text:span text:style-name="T1">Εκτιμώμενη ημέρα κλεισίματος</text:span>. Η εκτιμώμενη ημέρα κλεισίματος της συγκεκριμένης ευκαιρίας.</text:p>
          <text:p text:style-name="P2"><text:span text:style-name="T2">Ποσότητα ευκαιρίας.</text:span> Εισαγάγετε την εκτιμώμενη ποσότητα της πώλησης.</text:p>
          <text:p text:style-name="P2"><text:span text:style-name="T1">Πληκτρολογήστε</text:span>. Χρησιμοποιήστε αυτή τη λίστα για να ορίσετε αν η ευκαιρία αφορά έναν ήδη υπάρχοντα ή ένα δυνητικό πελάτη.</text:p>
          <text:p text:style-name="P2"><text:span text:style-name="T1">Στάδιο πωλήσεων</text:span>. Ορίστε την τρέχουσα κατάσταση της ευκαιρίας από τη λίστα. Η τιμή που ορίζεται για το στάδιο πωλήσεων καθορίζει την προεπιλεγμένη τιμή που εμφανίζεται στο πεδίο “Πιθανότητα” στη σελίδα Ευκαιρίας.</text:p>
          <text:p text:style-name="P2"><text:span text:style-name="T1">Πηγή ευκαιρίας</text:span>. Χρησιμοποιήστε αυτή τη λίστα για να ορίσετε την πηγή της ευκαιρίας, όπως για παράδειγμα εμπορική έκθεση ή απροειδοποίητο τηλεφώνημα προώθησης.</text:p>
          <text:p text:style-name="P2"><text:span text:style-name="T1">Πιθανότητα (%)</text:span>. Το Sugar ορίζει σε αυτό το πεδίο τις αξίες βασιζόμενο στην τιμή που έχει επιλεγεί στο στάδιο πωλήσεων. Για παράδειγμα, αν η τιμή του σταδίου πωλήσεων είναι κλεισμένη με επιτυχία, τότε η πιθανότητα αλλάζει σε 100%. Βέβαια, μπορείτε να αλλάξετε χειρονακτικά την τιμή του συγκεκριμένου πεδίου.</text:p>
          <text:p text:style-name="P2"><text:span text:style-name="T2">Καμπάνια.</text:span> Προκειμένου να συσχετίσετε μια ευκαιρία με μια καμπάνια, εισαγάγετε το όνομα της καμπάνιας ή κέντα κλικ στο “Επιλογή” για να την επιλέξετε από τη λίστα.</text:p>
          <text:p text:style-name="P2"><text:span text:style-name="T1">Επόμενο βήμα</text:span>. Εισαγάγετε το επόμενο βήμα προς την ολοκλήρωση της πώλησης.</text:p>
          <text:p text:style-name="P2"><text:span text:style-name="T1">Περιγραφή</text:span>. Εισαγάγετε μια σύντομη περιγραφή της ευκαιρίας.</text:p>
          <text:p text:style-name="P2">Εισαγάγετε τις ακόλουθες πληροφορίες στο τμήμα “Άλλα”:</text:p>
          <text:p text:style-name="P2"><text:span text:style-name="T2">Ανάθεση σε.</text:span> Εισαγάγετε το όνομα του υπαλλήλου στον οποίο επιθυμείτε να αναθέσετε την εγγραφή ή κάντε κλικ στο “Επιλογή” για να επιλέξετε από τη λίστα χρηστών. Εκ των προτέρων, αυτή η εγγραφή είναι ανατεθημένη σε εσάς.</text:p>
          <table:table table:name="Πίνακας4" table:style-name="Πίνακας4">
            <table:table-column table:style-name="Πίνακας4.A"/>
            <table:table-column table:style-name="Πίνακας4.B"/>
            <table:table-row>
              <table:table-cell table:style-name="Πίνακας4.A1" office:value-type="string">
                <text:p text:style-name="P3">3.</text:p>
              </table:table-cell>
              <table:table-cell table:style-name="Πίνακας4.A1" office:value-type="string">
                <text:p text:style-name="P3">Κάντε κλικ στο “Αποθήκευση” για να δημιουργήσετε μια νέα ευκαιρία: κάντε κλικ στο “Ακύρωση” για να επιστρέψετε στην κεντρική σελίδα ευκαιριών χωρίς να αποθηκεύσετε τις πληροφορίες.</text:p>
              </table:table-cell>
            </table:table-row>
          </table:table>
        </text:section>
        <text:section text:style-name="Sect1" text:name="section_4">
          <text:h text:style-name="Heading_20_2" text:outline-level="2">Διαχείριση ευκαιριών</text:h>
          <text:p text:style-name="Text_20_body">Η διαχείριση ευκαιριών περιλαμβάνει εργασίες, όπως η επεξεργασία, διαγραφή, εισαγωγή και εξαγωγή εγγραφών.</text:p>
          <text:p text:style-name="P2">Για τη διαχείριση ευκαιριών</text:p>
          <table:table table:name="Πίνακας5" table:style-name="Πίνακας5">
            <table:table-column table:style-name="Πίνακας5.A"/>
            <table:table-column table:style-name="Πίνακας5.B"/>
            <table:table-row>
              <table:table-cell table:style-name="Πίνακας5.A1" office:value-type="string">
                <text:p text:style-name="P3"><text:span text:style-name="T3">•</text:span> </text:p>
              </table:table-cell>
              <table:table-cell table:style-name="Πίνακας5.A1" office:value-type="string">
                <text:p text:style-name="P3">Για να ταξινομήσετε μία λίστα, κάντε κλικ στον τίτλο μιας στήλης που έσει το εικονίδιο <draw:frame draw:style-name="fr1" draw:name="γραφικά2" text:anchor-type="as-char" svg:width="1.997cm" svg:height="0.998cm" draw:z-index="1"><draw:image xlink:href="../Opportunities.09.1.1.jpg" xlink:type="simple" xlink:show="embed" xlink:actuate="onLoad"/></draw:frame>από κάτω: για να αντιστρέψετε τη σειρά ταξινόμησης, κάντε κλικ στον τίτλο της λίστας ξανά.</text:p>
              </table:table-cell>
            </table:table-row>
          </table:table>
          <table:table table:name="Πίνακας6" table:style-name="Πίνακας6">
            <table:table-column table:style-name="Πίνακας6.A"/>
            <table:table-column table:style-name="Πίνακας6.B"/>
            <table:table-row>
              <table:table-cell table:style-name="Πίνακας6.A1" office:value-type="string">
                <text:p text:style-name="P3"><text:span text:style-name="T3">•</text:span> </text:p>
              </table:table-cell>
              <table:table-cell table:style-name="Πίνακας6.A1" office:value-type="string">
                <text:p text:style-name="P3">Για να επεξεργαστείτε ή να διαγράψετε πληροφορίες σχετικές με πολλαπλές ευκαιρίες, επιλέξτε πολλαπλές εγγραφές στη λίστα ευκαιριών και κάντε κλικ στο σύνδεσμο μαζικής ενημέρωσης στη λίστα ενεργειών. Για περισσότερες πληροφορίες, ανατράξτε στο “Για να επεξεργαστείτε ή να διαγράψετε πολλαπλές εγγραφές”</text:p>
              </table:table-cell>
            </table:table-row>
          </table:table>
          <table:table table:name="Πίνακας7" table:style-name="Πίνακας7">
            <table:table-column table:style-name="Πίνακας7.A"/>
            <table:table-column table:style-name="Πίνακας7.B"/>
            <table:table-row>
              <table:table-cell table:style-name="Πίνακας7.A1" office:value-type="string">
                <text:p text:style-name="P3"><text:span text:style-name="T3">•</text:span> </text:p>
              </table:table-cell>
              <table:table-cell table:style-name="Πίνακας7.A1" office:value-type="string">
                <text:p text:style-name="P3">Για να εισαγάγετε εγγραφές, επιλέξτε “Εισαγωγή ευκαιρίων” από την μπάρα ενεργειών στην καρτέλα ευκαιριών. Για περισσότερες πληροφορίες σχετικά με την εισαγωγή δεδομένων, δείτε την “Εισαγωγή δεδομένων”.</text:p>
              </table:table-cell>
            </table:table-row>
          </table:table>
          <table:table table:name="Πίνακας8" table:style-name="Πίνακας8">
            <table:table-column table:style-name="Πίνακας8.A"/>
            <table:table-column table:style-name="Πίνακας8.B"/>
            <table:table-row>
              <table:table-cell table:style-name="Πίνακας8.A1" office:value-type="string">
                <text:p text:style-name="P3"><text:span text:style-name="T3">•</text:span> </text:p>
              </table:table-cell>
              <table:table-cell table:style-name="Πίνακας8.A1" office:value-type="string">
                <text:p text:style-name="P3">Για να εξαγάγετε εγγραφές, επιλέξτε τις εγγραφές από την προβολή λίστας ευκαιριών, κάντε κλικ στο “Εξαγωγή” στη λίστα ενεργειών και ακολουθήστε τη διαδικασία που περιγράφεται στο “Εξαγωγή δεδομένων”.</text:p>
              </table:table-cell>
            </table:table-row>
          </table:table>
          <table:table table:name="Πίνακας9" table:style-name="Πίνακας9">
            <table:table-column table:style-name="Πίνακας9.A"/>
            <table:table-column table:style-name="Πίνακας9.B"/>
            <table:table-row>
              <table:table-cell table:style-name="Πίνακας9.A1" office:value-type="string">
                <text:p text:style-name="P3"><text:span text:style-name="T3">•</text:span> </text:p>
              </table:table-cell>
              <table:table-cell table:style-name="Πίνακας9.A1" office:value-type="string">
                <text:p text:style-name="P3">Για να συγχωνεύσετε διπλότυπα, επιλέξτε τις εγγραφές από την προβολή λίστας ευκαιριών, κάντε κλικ στο “<text:span text:style-name="T6">Συγχώνευση” στη λίστα ενεργειών και ακολουθήστε τη διαδικασία που περγράφεται ν “Συγχώνευση διπλών εγγραφών από την προβολή λίστας”</text:span>.</text:p>
              </table:table-cell>
            </table:table-row>
          </table:table>
          <table:table table:name="Πίνακας10" table:style-name="Πίνακας10">
            <table:table-column table:style-name="Πίνακας10.A"/>
            <table:table-column table:style-name="Πίνακας10.B"/>
            <table:table-row>
              <table:table-cell table:style-name="Πίνακας10.A1" office:value-type="string">
                <text:p text:style-name="P3"><text:span text:style-name="T3">•</text:span> </text:p>
              </table:table-cell>
              <table:table-cell table:style-name="Πίνακας10.A1" office:value-type="string">
                <text:p text:style-name="P3">Για να δείτε τις λεπτομέρειες μιας ευκαιρίας, κάντε κλικ στο όνομα της ευκαιρίας στη προβολή λίστας.</text:p>
              </table:table-cell>
            </table:table-row>
          </table:table>
          <table:table table:name="Πίνακας11" table:style-name="Πίνακας11">
            <table:table-column table:style-name="Πίνακας11.A"/>
            <table:table-column table:style-name="Πίνακας11.B"/>
            <table:table-row>
              <table:table-cell table:style-name="Πίνακας11.A1" office:value-type="string">
                <text:p text:style-name="P3"><text:span text:style-name="T3">•</text:span> </text:p>
              </table:table-cell>
              <table:table-cell table:style-name="Πίνακας11.A1" office:value-type="string">
                <text:p text:style-name="P3">Για να επεξεργαστείτε τις λεπτομέρειες, στη σελίδα λεπτομερειών, κάντε κλικ στο “Επεξεργασία”.</text:p>
              </table:table-cell>
            </table:table-row>
          </table:table>
          <table:table table:name="Πίνακας12" table:style-name="Πίνακας12">
            <table:table-column table:style-name="Πίνακας12.A"/>
            <table:table-column table:style-name="Πίνακας12.B"/>
            <table:table-row>
              <table:table-cell table:style-name="Πίνακας12.A1" office:value-type="string">
                <text:p text:style-name="P3"><text:span text:style-name="T3">•</text:span> </text:p>
              </table:table-cell>
              <table:table-cell table:style-name="Πίνακας12.A1" office:value-type="string">
                <text:p text:style-name="P3">Για να δημιουργήσετε διπλότυπο μιας ευκαιρίας, κάντε κλικ στο “Δημιουργία διπλότυπου” στη σελίδα προβολής λεπτομερειών. Η δημιουργία διπλότυπου είναι ένας εύκολος τρόπος να δημιουργήσετε μια παρόμοια ευκαιρία. Έτσι, μπορείτε να αλλάξετε τις πληροφορίες στο διπλότυπο για να δημιουργήσετε μια νέα εγγραφή.</text:p>
              </table:table-cell>
            </table:table-row>
          </table:table>
          <table:table table:name="Πίνακας13" table:style-name="Πίνακας13">
            <table:table-column table:style-name="Πίνακας13.A"/>
            <table:table-column table:style-name="Πίνακας13.B"/>
            <table:table-row>
              <table:table-cell table:style-name="Πίνακας13.A1" office:value-type="string">
                <text:p text:style-name="P3"><text:span text:style-name="T3">•</text:span> </text:p>
              </table:table-cell>
              <table:table-cell table:style-name="Πίνακας13.A1" office:value-type="string">
                <text:p text:style-name="P3">Για να διαγράψετε μια ευκαιρία, κάντε κλικ στο “Διαγραφή” στη σελίδα προβολής λεπτομερειών.</text:p>
              </table:table-cell>
            </table:table-row>
          </table:table>
          <table:table table:name="Πίνακας14" table:style-name="Πίνακας14">
            <table:table-column table:style-name="Πίνακας14.A"/>
            <table:table-column table:style-name="Πίνακας14.B"/>
            <table:table-row>
              <table:table-cell table:style-name="Πίνακας14.A1" office:value-type="string">
                <text:p text:style-name="P3"><text:span text:style-name="T3">•</text:span> </text:p>
              </table:table-cell>
              <table:table-cell table:style-name="Πίνακας14.A1" office:value-type="string">
                <text:p text:style-name="P3">Για να εντοπίσετε τυχόν αλλαγές που έχουν συντελεσθεί σε μια ευκαιρία με την πάροδο του χρόνου, κάντε κλικ στην καρτέλα “Προβολή ιστορικού αλλαγών“ στην προβολή λεπτομερειών της σελίδας.</text:p>
              </table:table-cell>
            </table:table-row>
          </table:table>
          <table:table table:name="Πίνακας15" table:style-name="Πίνακας15">
            <table:table-column table:style-name="Πίνακας15.A"/>
            <table:table-column table:style-name="Πίνακας15.B"/>
            <table:table-row>
              <table:table-cell table:style-name="Πίνακας15.A1" office:value-type="string">
                <text:p text:style-name="P3"><text:span text:style-name="T3">•</text:span> </text:p>
              </table:table-cell>
              <table:table-cell table:style-name="Πίνακας15.A1" office:value-type="string">
                <text:p text:style-name="P3">Για να δείτε και να διαχειριστείτε συσχετιζόμενες εγγραφές σε έναν υποπίνακα, αατράξτε στο “Διαχείριση συσχετιζόμενων πληροφοριών σε υποπίνακες”.</text:p>
              </table:table-cell>
            </table:table-row>
          </table:table>
          <table:table table:name="Πίνακας16" table:style-name="Πίνακας16">
            <table:table-column table:style-name="Πίνακας16.A"/>
            <table:table-column table:style-name="Πίνακας16.B"/>
            <table:table-row>
              <table:table-cell table:style-name="Πίνακας16.A1" office:value-type="string">
                <text:p text:style-name="P3"><text:span text:style-name="T3">•</text:span> </text:p>
              </table:table-cell>
              <table:table-cell table:style-name="Πίνακας16.A1" office:value-type="string">
                <text:p text:style-name="P3">Για να αρχειοθετήσετε ένα email, κάντε κύλιση προς τα κάτω στο Ιστορικό στην προβολή λεπτομερειών και κάντε κλικ στο “Αρχειοθέτηση <text:span text:style-name="T5">e</text:span>mail”. Αυτό θα έχει ως αποτέλεσμα την εμφάνιση της σελίδας δημιουργίας αρχειοθετημένων <text:span text:style-name="T5">email</text:span>. Αντιγράψτε και επικολλήστε τις σχετικές με το email πληροφορίες μέσα στη σελίδα δημιουργίας αρχειοθετημένων <text:span text:style-name="T5">email </text:span><text:span text:style-name="T6">και κάντε αποθήκευση</text:span>.</text:p>
              </table:table-cell>
            </table:table-row>
          </table:table>
          <text:p text:style-name="P1"><text:span text:style-name="Strong_20_Emphasis"><text:span text:style-name="T4">Copyright 2004-2011 SugarCRM Inc.</text:span></text:span><text:span text:style-name="T4"> <text:line-break/></text:span><text:a xlink:type="simple" xlink:href="http://www.gnu.org/licenses/agpl-3.0.html" office:target-frame-name="_blank" xlink:show="new"><text:span text:style-name="T4">Community Edition License</text:span></text:a><text:span text:style-name="T4"> </text:span></text:p>
        </text:section>
      </text:section>
      <text:section text:style-name="Sect1" text:name="widgets">
        <text:p text:style-name="Text_20_body"/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portunities - SugarCRM Support </dc:title>
    <meta:generator>LibreOffice/4.2.3.3$Linux_x86 LibreOffice_project/420m0$Build-3</meta:generator>
    <dc:date>2014-07-21T19:21:31.629876963</dc:date>
    <meta:editing-duration>PT1H35M14S</meta:editing-duration>
    <meta:editing-cycles>57</meta:editing-cycles>
    <meta:document-statistic meta:table-count="15" meta:image-count="1" meta:object-count="1" meta:page-count="1" meta:paragraph-count="57" meta:word-count="873" meta:character-count="6066" meta:non-whitespace-character-count="5234"/>
    <meta:user-defined meta:name=""/>
    <meta:user-defined meta:name="viewport">width=device-width</meta:user-defined>
  </office:meta>
</office:document-meta>
</file>